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hmad Najib Madzhar</text:p>
          </table:table-cell>
          <table:table-cell office:value-type="float" office:value="1000406">
            <text:p>1000406</text:p>
          </table:table-cell>
          <table:table-cell office:value-type="string">
            <text:p>CQ2m&amp;6e^</text:p>
          </table:table-cell>
        </table:table-row>
        <table:table-row table:style-name="ro1">
          <table:table-cell office:value-type="string">
            <text:p>Ajeng Della Apriliani</text:p>
          </table:table-cell>
          <table:table-cell office:value-type="float" office:value="1000416">
            <text:p>1000416</text:p>
          </table:table-cell>
          <table:table-cell office:value-type="string">
            <text:p>^41)qoBQ</text:p>
          </table:table-cell>
        </table:table-row>
        <table:table-row table:style-name="ro1">
          <table:table-cell office:value-type="string">
            <text:p>Anis Pujiarti</text:p>
          </table:table-cell>
          <table:table-cell office:value-type="float" office:value="1000426">
            <text:p>1000426</text:p>
          </table:table-cell>
          <table:table-cell office:value-type="string">
            <text:p>2h|8VFc=</text:p>
          </table:table-cell>
        </table:table-row>
        <table:table-row table:style-name="ro1">
          <table:table-cell office:value-type="string">
            <text:p>Anisya syafitri</text:p>
          </table:table-cell>
          <table:table-cell office:value-type="float" office:value="1000436">
            <text:p>1000436</text:p>
          </table:table-cell>
          <table:table-cell office:value-type="string">
            <text:p>ab3+@ZD6</text:p>
          </table:table-cell>
        </table:table-row>
        <table:table-row table:style-name="ro1">
          <table:table-cell office:value-type="string">
            <text:p>Arif fiansah</text:p>
          </table:table-cell>
          <table:table-cell office:value-type="float" office:value="1000446">
            <text:p>1000446</text:p>
          </table:table-cell>
          <table:table-cell office:value-type="string">
            <text:p>9E8I_|zg</text:p>
          </table:table-cell>
        </table:table-row>
        <table:table-row table:style-name="ro1">
          <table:table-cell office:value-type="string">
            <text:p>Ariif Maulana</text:p>
          </table:table-cell>
          <table:table-cell office:value-type="float" office:value="1000456">
            <text:p>1000456</text:p>
          </table:table-cell>
          <table:table-cell office:value-type="string">
            <text:p>bI_75-aD</text:p>
          </table:table-cell>
        </table:table-row>
        <table:table-row table:style-name="ro1">
          <table:table-cell office:value-type="string">
            <text:p>Bayu Raka</text:p>
          </table:table-cell>
          <table:table-cell office:value-type="float" office:value="1000466">
            <text:p>1000466</text:p>
          </table:table-cell>
          <table:table-cell office:value-type="string">
            <text:p>5~K[9Uht</text:p>
          </table:table-cell>
        </table:table-row>
        <table:table-row table:style-name="ro1">
          <table:table-cell office:value-type="string">
            <text:p>Chaerul</text:p>
          </table:table-cell>
          <table:table-cell office:value-type="float" office:value="1000476">
            <text:p>1000476</text:p>
          </table:table-cell>
          <table:table-cell office:value-type="string">
            <text:p>w}y1I|2Y</text:p>
          </table:table-cell>
        </table:table-row>
        <table:table-row table:style-name="ro1">
          <table:table-cell office:value-type="string">
            <text:p>Danis Oktaviana</text:p>
          </table:table-cell>
          <table:table-cell office:value-type="float" office:value="1000486">
            <text:p>1000486</text:p>
          </table:table-cell>
          <table:table-cell office:value-type="string">
            <text:p>iR1lN3+-</text:p>
          </table:table-cell>
        </table:table-row>
        <table:table-row table:style-name="ro1">
          <table:table-cell office:value-type="string">
            <text:p>Dzakiah Syachbana</text:p>
          </table:table-cell>
          <table:table-cell office:value-type="float" office:value="1000496">
            <text:p>1000496</text:p>
          </table:table-cell>
          <table:table-cell office:value-type="string">
            <text:p>2*)pAJ4x</text:p>
          </table:table-cell>
        </table:table-row>
        <table:table-row table:style-name="ro1">
          <table:table-cell office:value-type="string">
            <text:p>Elina Nurlaela Sari</text:p>
          </table:table-cell>
          <table:table-cell office:value-type="float" office:value="1000506">
            <text:p>1000506</text:p>
          </table:table-cell>
          <table:table-cell office:value-type="string">
            <text:p>m)*SA9f8</text:p>
          </table:table-cell>
        </table:table-row>
        <table:table-row table:style-name="ro1">
          <table:table-cell office:value-type="string">
            <text:p>Fadlillah</text:p>
          </table:table-cell>
          <table:table-cell office:value-type="float" office:value="1000516">
            <text:p>1000516</text:p>
          </table:table-cell>
          <table:table-cell office:value-type="string">
            <text:p>7wkM]E6*</text:p>
          </table:table-cell>
        </table:table-row>
        <table:table-row table:style-name="ro1">
          <table:table-cell office:value-type="string">
            <text:p>Helmi Alfatah</text:p>
          </table:table-cell>
          <table:table-cell office:value-type="float" office:value="1000526">
            <text:p>1000526</text:p>
          </table:table-cell>
          <table:table-cell office:value-type="string">
            <text:p>+8itS2W|</text:p>
          </table:table-cell>
        </table:table-row>
        <table:table-row table:style-name="ro1">
          <table:table-cell office:value-type="string">
            <text:p>Helvi Julianti</text:p>
          </table:table-cell>
          <table:table-cell office:value-type="float" office:value="1000536">
            <text:p>1000536</text:p>
          </table:table-cell>
          <table:table-cell office:value-type="string">
            <text:p>B=cm3T#5</text:p>
          </table:table-cell>
        </table:table-row>
        <table:table-row table:style-name="ro1">
          <table:table-cell office:value-type="string">
            <text:p>Ika Nur Ilmi</text:p>
          </table:table-cell>
          <table:table-cell office:value-type="float" office:value="1000546">
            <text:p>1000546</text:p>
          </table:table-cell>
          <table:table-cell office:value-type="string">
            <text:p>ud95M}Q%</text:p>
          </table:table-cell>
        </table:table-row>
        <table:table-row table:style-name="ro1">
          <table:table-cell office:value-type="string">
            <text:p>Ikbal Sutisna</text:p>
          </table:table-cell>
          <table:table-cell office:value-type="float" office:value="1000556">
            <text:p>1000556</text:p>
          </table:table-cell>
          <table:table-cell office:value-type="string">
            <text:p>?9{7UtJa</text:p>
          </table:table-cell>
        </table:table-row>
        <table:table-row table:style-name="ro1">
          <table:table-cell office:value-type="string">
            <text:p>Iman Firmansyah</text:p>
          </table:table-cell>
          <table:table-cell office:value-type="float" office:value="1000566">
            <text:p>1000566</text:p>
          </table:table-cell>
          <table:table-cell office:value-type="string">
            <text:p>jD.2y%8S</text:p>
          </table:table-cell>
        </table:table-row>
        <table:table-row table:style-name="ro1">
          <table:table-cell office:value-type="string">
            <text:p>Ina Safitri</text:p>
          </table:table-cell>
          <table:table-cell office:value-type="float" office:value="1000576">
            <text:p>1000576</text:p>
          </table:table-cell>
          <table:table-cell office:value-type="string">
            <text:p>1?O#a4Tr</text:p>
          </table:table-cell>
        </table:table-row>
        <table:table-row table:style-name="ro1">
          <table:table-cell office:value-type="string">
            <text:p>Irawati</text:p>
          </table:table-cell>
          <table:table-cell office:value-type="float" office:value="1000586">
            <text:p>1000586</text:p>
          </table:table-cell>
          <table:table-cell office:value-type="string">
            <text:p>A^96pKf{</text:p>
          </table:table-cell>
        </table:table-row>
        <table:table-row table:style-name="ro1">
          <table:table-cell office:value-type="string">
            <text:p>Istia Rohana</text:p>
          </table:table-cell>
          <table:table-cell office:value-type="float" office:value="1000596">
            <text:p>1000596</text:p>
          </table:table-cell>
          <table:table-cell office:value-type="string">
            <text:p>yD#bW[26</text:p>
          </table:table-cell>
        </table:table-row>
        <table:table-row table:style-name="ro1">
          <table:table-cell office:value-type="string">
            <text:p>Mia Anggraeni</text:p>
          </table:table-cell>
          <table:table-cell office:value-type="float" office:value="1000606">
            <text:p>1000606</text:p>
          </table:table-cell>
          <table:table-cell office:value-type="string">
            <text:p>XtCv4!1]</text:p>
          </table:table-cell>
        </table:table-row>
        <table:table-row table:style-name="ro1">
          <table:table-cell office:value-type="string">
            <text:p>Misbahudin</text:p>
          </table:table-cell>
          <table:table-cell office:value-type="float" office:value="1000616">
            <text:p>1000616</text:p>
          </table:table-cell>
          <table:table-cell office:value-type="string">
            <text:p>%zfLH9.4</text:p>
          </table:table-cell>
        </table:table-row>
        <table:table-row table:style-name="ro1">
          <table:table-cell office:value-type="string">
            <text:p>Moch. Ramdoni</text:p>
          </table:table-cell>
          <table:table-cell office:value-type="float" office:value="1000626">
            <text:p>1000626</text:p>
          </table:table-cell>
          <table:table-cell office:value-type="string">
            <text:p>6c7D|Nk{</text:p>
          </table:table-cell>
        </table:table-row>
        <table:table-row table:style-name="ro1">
          <table:table-cell office:value-type="string">
            <text:p>Muhamad Dika</text:p>
          </table:table-cell>
          <table:table-cell office:value-type="float" office:value="1000636">
            <text:p>1000636</text:p>
          </table:table-cell>
          <table:table-cell office:value-type="string">
            <text:p>1%bn2)BS</text:p>
          </table:table-cell>
        </table:table-row>
        <table:table-row table:style-name="ro1">
          <table:table-cell office:value-type="string">
            <text:p>Muhamad Nur Rizki</text:p>
          </table:table-cell>
          <table:table-cell office:value-type="float" office:value="1000646">
            <text:p>1000646</text:p>
          </table:table-cell>
          <table:table-cell office:value-type="string">
            <text:p>g!*5C8Dm</text:p>
          </table:table-cell>
        </table:table-row>
        <table:table-row table:style-name="ro1">
          <table:table-cell office:value-type="string">
            <text:p>Nina Sukartini</text:p>
          </table:table-cell>
          <table:table-cell office:value-type="float" office:value="1000656">
            <text:p>1000656</text:p>
          </table:table-cell>
          <table:table-cell office:value-type="string">
            <text:p>=4f6BDt@</text:p>
          </table:table-cell>
        </table:table-row>
        <table:table-row table:style-name="ro1">
          <table:table-cell office:value-type="string">
            <text:p>Novita Putri</text:p>
          </table:table-cell>
          <table:table-cell office:value-type="float" office:value="1000666">
            <text:p>1000666</text:p>
          </table:table-cell>
          <table:table-cell office:value-type="string">
            <text:p>1)v#7ZhQ</text:p>
          </table:table-cell>
        </table:table-row>
        <table:table-row table:style-name="ro1">
          <table:table-cell office:value-type="string">
            <text:p>Nuria Lestari</text:p>
          </table:table-cell>
          <table:table-cell office:value-type="float" office:value="1000676">
            <text:p>1000676</text:p>
          </table:table-cell>
          <table:table-cell office:value-type="string">
            <text:p>#8lFo7!M</text:p>
          </table:table-cell>
        </table:table-row>
        <table:table-row table:style-name="ro1">
          <table:table-cell office:value-type="string">
            <text:p>Odi Agung Hermawan</text:p>
          </table:table-cell>
          <table:table-cell office:value-type="float" office:value="1000686">
            <text:p>1000686</text:p>
          </table:table-cell>
          <table:table-cell office:value-type="string">
            <text:p>V~u1f{U5</text:p>
          </table:table-cell>
        </table:table-row>
        <table:table-row table:style-name="ro1">
          <table:table-cell office:value-type="string">
            <text:p>Putri Maharani Citra</text:p>
          </table:table-cell>
          <table:table-cell office:value-type="float" office:value="1000696">
            <text:p>1000696</text:p>
          </table:table-cell>
          <table:table-cell office:value-type="string">
            <text:p>r|)4dRJ2</text:p>
          </table:table-cell>
        </table:table-row>
        <table:table-row table:style-name="ro1">
          <table:table-cell office:value-type="string">
            <text:p>Rangga Nugraha P.</text:p>
          </table:table-cell>
          <table:table-cell office:value-type="float" office:value="1000706">
            <text:p>1000706</text:p>
          </table:table-cell>
          <table:table-cell office:value-type="string">
            <text:p>B|dI56^a</text:p>
          </table:table-cell>
        </table:table-row>
        <table:table-row table:style-name="ro1">
          <table:table-cell office:value-type="string">
            <text:p>Riska Rustiani</text:p>
          </table:table-cell>
          <table:table-cell office:value-type="float" office:value="1000716">
            <text:p>1000716</text:p>
          </table:table-cell>
          <table:table-cell office:value-type="string">
            <text:p>1]~u6CfV</text:p>
          </table:table-cell>
        </table:table-row>
        <table:table-row table:style-name="ro1">
          <table:table-cell office:value-type="string">
            <text:p>Rivan Azhar</text:p>
          </table:table-cell>
          <table:table-cell office:value-type="float" office:value="1000726">
            <text:p>1000726</text:p>
          </table:table-cell>
          <table:table-cell office:value-type="string">
            <text:p>2!p?9LkK</text:p>
          </table:table-cell>
        </table:table-row>
        <table:table-row table:style-name="ro1">
          <table:table-cell office:value-type="string">
            <text:p>Rizki Permana</text:p>
          </table:table-cell>
          <table:table-cell office:value-type="float" office:value="1000736">
            <text:p>1000736</text:p>
          </table:table-cell>
          <table:table-cell office:value-type="string">
            <text:p>5YZ6v=[j</text:p>
          </table:table-cell>
        </table:table-row>
        <table:table-row table:style-name="ro1">
          <table:table-cell office:value-type="string">
            <text:p>Sindi Karlina</text:p>
          </table:table-cell>
          <table:table-cell office:value-type="float" office:value="1000746">
            <text:p>1000746</text:p>
          </table:table-cell>
          <table:table-cell office:value-type="string">
            <text:p>Cv{U5%1s</text:p>
          </table:table-cell>
        </table:table-row>
        <table:table-row table:style-name="ro1">
          <table:table-cell office:value-type="string">
            <text:p>Siti Asiyah</text:p>
          </table:table-cell>
          <table:table-cell office:value-type="float" office:value="1000756">
            <text:p>1000756</text:p>
          </table:table-cell>
          <table:table-cell office:value-type="string">
            <text:p>wUv74V#]</text:p>
          </table:table-cell>
        </table:table-row>
        <table:table-row table:style-name="ro1">
          <table:table-cell office:value-type="string">
            <text:p>Siti Maryanti</text:p>
          </table:table-cell>
          <table:table-cell office:value-type="float" office:value="1000766">
            <text:p>1000766</text:p>
          </table:table-cell>
          <table:table-cell office:value-type="string">
            <text:p>1J(3Dvc&amp;</text:p>
          </table:table-cell>
        </table:table-row>
        <table:table-row table:style-name="ro1">
          <table:table-cell office:value-type="string">
            <text:p>Tanti Marlina</text:p>
          </table:table-cell>
          <table:table-cell office:value-type="float" office:value="1000776">
            <text:p>1000776</text:p>
          </table:table-cell>
          <table:table-cell office:value-type="string">
            <text:p>_3oSd~N4</text:p>
          </table:table-cell>
        </table:table-row>
        <table:table-row table:style-name="ro1">
          <table:table-cell office:value-type="string">
            <text:p>Tri Aprilianita</text:p>
          </table:table-cell>
          <table:table-cell office:value-type="float" office:value="1000786">
            <text:p>1000786</text:p>
          </table:table-cell>
          <table:table-cell office:value-type="string">
            <text:p>G=n1B7k(</text:p>
          </table:table-cell>
        </table:table-row>
        <table:table-row table:style-name="ro1">
          <table:table-cell office:value-type="string">
            <text:p>Wita Aulia</text:p>
          </table:table-cell>
          <table:table-cell office:value-type="float" office:value="1000796">
            <text:p>1000796</text:p>
          </table:table-cell>
          <table:table-cell office:value-type="string">
            <text:p>xD_g7P1(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